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28E88F83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6pt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/>
    </style:style>
    <style:style style:name="T1" style:family="text">
      <style:text-properties fo:font-size="16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905cm" svg:height="0.889cm" svg:x="2.524cm" svg:y="4.767cm">
          <text:p text:style-name="P6"/>
        </draw:rect>
        <draw:rect draw:style-name="gr1" draw:text-style-name="P1" draw:layer="layout" svg:width="1.905cm" svg:height="0.889cm" svg:x="2.651cm" svg:y="4.64cm">
          <text:p text:style-name="P6"/>
        </draw:rect>
        <draw:rect draw:style-name="gr1" draw:text-style-name="P3" draw:layer="layout" svg:width="2.159cm" svg:height="1.016cm" svg:x="6.335cm" svg:y="3.37cm">
          <text:p text:style-name="P2"><text:span text:style-name="T1">OGM</text:span></text:p>
        </draw:rect>
        <draw:rect draw:style-name="gr1" draw:text-style-name="P1" draw:layer="layout" svg:width="1.905cm" svg:height="0.889cm" svg:x="2.778cm" svg:y="4.513cm">
          <text:p text:style-name="P4"><text:span text:style-name="T2">computer</text:span></text:p>
          <text:p text:style-name="P4"><text:span text:style-name="T2">pool</text:span></text:p>
        </draw:rect>
        <draw:rect draw:style-name="gr1" draw:text-style-name="P1" draw:layer="layout" svg:width="1.905cm" svg:height="0.889cm" svg:x="2.779cm" svg:y="4.514cm">
          <text:p text:style-name="P4"><text:span text:style-name="T2">resource</text:span></text:p>
          <text:p text:style-name="P4"><text:span text:style-name="T2">pool</text:span></text:p>
        </draw:rect>
        <draw:rect draw:style-name="gr1" draw:text-style-name="P1" draw:layer="layout" svg:width="1.905cm" svg:height="0.889cm" svg:x="10.017cm" svg:y="4.795cm">
          <text:p text:style-name="P6"/>
        </draw:rect>
        <draw:rect draw:style-name="gr1" draw:text-style-name="P1" draw:layer="layout" svg:width="1.905cm" svg:height="0.889cm" svg:x="10.144cm" svg:y="4.668cm">
          <text:p text:style-name="P6"/>
        </draw:rect>
        <draw:rect draw:style-name="gr1" draw:text-style-name="P1" draw:layer="layout" svg:width="1.905cm" svg:height="0.889cm" svg:x="10.271cm" svg:y="4.513cm">
          <text:p text:style-name="P4"><text:span text:style-name="T2">BOINC</text:span></text:p>
          <text:p text:style-name="P4"><text:span text:style-name="T2">project</text:span></text:p>
        </draw:rect>
        <draw:line draw:style-name="gr2" draw:text-style-name="P5" draw:layer="layout" svg:x1="4.175cm" svg:y1="4.005cm" svg:x2="6.208cm" svg:y2="4.005cm">
          <text:p text:style-name="P6"/>
        </draw:line>
        <draw:line draw:style-name="gr2" draw:text-style-name="P5" draw:layer="layout" svg:x1="10.398cm" svg:y1="4.005cm" svg:x2="8.621cm" svg:y2="4.005cm">
          <text:p text:style-name="P6"/>
        </draw:line>
        <draw:frame draw:style-name="gr3" draw:text-style-name="P7" draw:layer="layout" svg:width="3.364cm" svg:height="0.64cm" svg:x="1.762cm" svg:y="2.862cm">
          <draw:text-box>
            <text:p text:style-name="P6"><text:span text:style-name="T2">resource manager</text:span></text:p>
          </draw:text-box>
        </draw:frame>
        <draw:frame draw:style-name="gr4" draw:text-style-name="P5" draw:layer="layout" svg:width="0.846cm" svg:height="0.846cm" svg:x="3.286cm" svg:y="3.54cm">
          <draw:image xlink:href="Pictures/100000000000002800000028E88F8396.png" xlink:type="simple" xlink:show="embed" xlink:actuate="onLoad">
            <text:p text:style-name="P6"/>
          </draw:image>
        </draw:frame>
        <draw:frame draw:style-name="gr3" draw:text-style-name="P7" draw:layer="layout" svg:width="3.05cm" svg:height="0.64cm" svg:x="9.761cm" svg:y="2.862cm">
          <draw:text-box>
            <text:p text:style-name="P6"><text:span text:style-name="T2">project manager</text:span></text:p>
          </draw:text-box>
        </draw:frame>
        <draw:frame draw:style-name="gr4" draw:text-style-name="P5" draw:layer="layout" svg:width="0.846cm" svg:height="0.846cm" svg:x="10.525cm" svg:y="3.497cm">
          <draw:image xlink:href="Pictures/100000000000002800000028E88F8396.png" xlink:type="simple" xlink:show="embed" xlink:actuate="onLoad">
            <text:p text:style-name="P6"/>
          </draw:image>
        </draw:frame>
        <draw:frame draw:style-name="gr4" draw:text-style-name="P5" draw:layer="layout" svg:width="0.846cm" svg:height="0.846cm" svg:x="6.969cm" svg:y="1.424cm">
          <draw:image xlink:href="Pictures/100000000000002800000028E88F8396.png" xlink:type="simple" xlink:show="embed" xlink:actuate="onLoad">
            <text:p text:style-name="P6"/>
          </draw:image>
        </draw:frame>
        <draw:frame draw:style-name="gr3" draw:text-style-name="P7" draw:layer="layout" svg:width="2.835cm" svg:height="0.64cm" svg:x="7.731cm" svg:y="1.508cm">
          <draw:text-box>
            <text:p text:style-name="P6"><text:span text:style-name="T2">OGM manager</text:span></text:p>
          </draw:text-box>
        </draw:frame>
        <draw:line draw:style-name="gr2" draw:text-style-name="P5" draw:layer="layout" svg:x1="7.42cm" svg:y1="2.368cm" svg:x2="7.42cm" svg:y2="3.257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1.961cm" fo:margin-left="1cm" fo:margin-right="7.669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avid Anderson</meta:initial-creator>
    <meta:creation-date>2008-01-24T13:52:06</meta:creation-date>
    <dc:creator>David Anderson</dc:creator>
    <dc:date>2008-01-30T13:43:16</dc:date>
    <dc:language>en-US</dc:language>
    <meta:editing-cycles>3</meta:editing-cycles>
    <meta:editing-duration>P5DT23H51M11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